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2e0ae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587.31pt" svg:y="187.31pt">
            <draw:object draw:notify-on-update-of-ranges="Sheet1.A1:Sheet1.A1 Sheet1.A2:Sheet1.A11 Sheet1.G1:Sheet1.G1 Sheet1.G2:Sheet1.G11 Sheet1.A2:Sheet1.A11 Sheet1.I1:Sheet1.I1 Sheet1.I2:Sheet1.I11 Sheet1.A2:Sheet1.A11 Sheet1.J1:Sheet1.J1 Sheet1.J2:Sheet1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37pt" svg:x="94.37pt" svg:y="488.95pt">
            <draw:object draw:notify-on-update-of-ranges="Sheet1.A1:Sheet1.A11 Sheet1.A1:Sheet1.A1 Sheet1.C27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2pt" svg:height="288pt" svg:x="1043.6pt" svg:y="185.61pt">
            <draw:object draw:notify-on-update-of-ranges="Sheet1.A1:Sheet1.A1 Sheet1.A2:Sheet1.A11 Sheet1.G1:Sheet1.G1 Sheet1.G2:Sheet1.G11 Sheet1.A2:Sheet1.A11 Sheet1.I1:Sheet1.I1 Sheet1.I2:Sheet1.I11 Sheet1.P1:Sheet1.P9 Sheet1.Q1:Sheet1.Q1 Sheet1.Q1:Sheet1.Q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32pt" svg:height="288pt" svg:x="681.76pt" svg:y="540.82pt">
            <draw:object draw:notify-on-update-of-ranges="Sheet1.A1:Sheet1.A1 Sheet1.A1:Sheet1.A11 Sheet1.K1:Sheet1.K1 Sheet1.K1:Sheet1.K11 Sheet1.P1:Sheet1.P9 Sheet1.R1:Sheet1.R1 Sheet1.R1:Sheet1.R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BSR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xCo</text:p>
          </table:table-cell>
          <table:table-cell office:value-type="string" calcext:value-type="string">
            <text:p>Power flow</text:p>
          </table:table-cell>
          <table:table-cell table:style-name="ce1" office:value-type="string" calcext:value-type="string">
            <text:p>Power</text:p>
          </table:table-cell>
          <table:table-cell office:value-type="string" calcext:value-type="string">
            <text:p>Mesh 80</text:p>
          </table:table-cell>
          <table:table-cell table:style-name="ce1" office:value-type="string" calcext:value-type="string">
            <text:p>Power 120</text:p>
          </table:table-cell>
          <table:table-cell office:value-type="string" calcext:value-type="string">
            <text:p>Mesh 120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Mesh 80 relative</text:p>
          </table:table-cell>
          <table:table-cell office:value-type="string" calcext:value-type="string">
            <text:p>Mesh 120 relative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Experimental relative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formula="of:=2*PI()/60*100" office:value-type="float" office:value="10.471975511966" calcext:value-type="float">
            <text:p>10.471975511966</text:p>
          </table:table-cell>
          <table:table-cell table:formula="of:=[.$B$2]*[.$B$9]/[.A2]" office:value-type="float" office:value="5.75958653158129" calcext:value-type="float">
            <text:p>5.75958653158129</text:p>
          </table:table-cell>
          <table:table-cell table:formula="of:=[.$D$6]/[.$C$6]*[.C2]" office:value-type="float" office:value="175" calcext:value-type="float">
            <text:p>175</text:p>
          </table:table-cell>
          <table:table-cell table:formula="of:=[.C2]^3/2*[.$B$18]*[.$B$17]" office:value-type="float" office:value="3783.02414063558" calcext:value-type="float">
            <text:p>3783.02414063558</text:p>
          </table:table-cell>
          <table:table-cell table:style-name="ce1" office:value-type="float" office:value="231.309697474" calcext:value-type="float">
            <text:p>231.309697474</text:p>
          </table:table-cell>
          <table:table-cell table:formula="of:=[.F2]/[.E2]" office:value-type="float" office:value="0.0611441240856417" calcext:value-type="float">
            <text:p>0.061144124085642</text:p>
          </table:table-cell>
          <table:table-cell table:style-name="ce1" office:value-type="float" office:value="235.816876606" calcext:value-type="float">
            <text:p>235.816876606</text:p>
          </table:table-cell>
          <table:table-cell table:formula="of:=[.H2]/[.E2]" office:value-type="float" office:value="0.062335546335261" calcext:value-type="float">
            <text:p>0.062335546335261</text:p>
          </table:table-cell>
          <table:table-cell table:formula="of:=([.I2]-[.G2])" office:value-type="float" office:value="0.00119142224961926" calcext:value-type="float">
            <text:p>0.001191422249619</text:p>
          </table:table-cell>
          <table:table-cell table:formula="of:=[.G2]/[.$G$6]" office:value-type="float" office:value="0.233340049443314" calcext:value-type="float">
            <text:p>0.233340049443314</text:p>
          </table:table-cell>
          <table:table-cell table:formula="of:=[.I2]/[.$I$6]" office:value-type="float" office:value="0.237156775074183" calcext:value-type="float">
            <text:p>0.23715677507418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Q2]/[.$Q$5]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/>
          <table:table-cell table:formula="of:=[.$B$2]*[.$B$9]/[.A3]" office:value-type="float" office:value="2.30383461263251" calcext:value-type="float">
            <text:p>2.30383461263251</text:p>
          </table:table-cell>
          <table:table-cell table:formula="of:=[.$D$6]/[.$C$6]*[.C3]" office:value-type="float" office:value="70" calcext:value-type="float">
            <text:p>70</text:p>
          </table:table-cell>
          <table:table-cell table:formula="of:=[.C3]^3/2*[.$B$18]*[.$B$17]" office:value-type="float" office:value="242.113545000677" calcext:value-type="float">
            <text:p>242.113545000677</text:p>
          </table:table-cell>
          <table:table-cell table:style-name="ce1" office:value-type="float" office:value="44.7832513893" calcext:value-type="float">
            <text:p>44.7832513893</text:p>
          </table:table-cell>
          <table:table-cell table:formula="of:=[.F3]/[.E3]" office:value-type="float" office:value="0.184967971904153" calcext:value-type="float">
            <text:p>0.184967971904153</text:p>
          </table:table-cell>
          <table:table-cell table:style-name="ce1" office:value-type="float" office:value="45.9061419176" calcext:value-type="float">
            <text:p>45.9061419176</text:p>
          </table:table-cell>
          <table:table-cell table:formula="of:=[.H3]/[.E3]" office:value-type="float" office:value="0.189605839348937" calcext:value-type="float">
            <text:p>0.189605839348937</text:p>
          </table:table-cell>
          <table:table-cell table:formula="of:=([.I3]-[.G3])" office:value-type="float" office:value="0.00463786744478448" calcext:value-type="float">
            <text:p>0.004637867444784</text:p>
          </table:table-cell>
          <table:table-cell table:formula="of:=[.G3]/[.$G$6]" office:value-type="float" office:value="0.705880349992285" calcext:value-type="float">
            <text:p>0.705880349992285</text:p>
          </table:table-cell>
          <table:table-cell table:formula="of:=[.I3]/[.$I$6]" office:value-type="float" office:value="0.721359032507456" calcext:value-type="float">
            <text:p>0.721359032507456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table:formula="of:=[.Q3]/[.$Q$5]" office:value-type="float" office:value="0.74" calcext:value-type="float">
            <text:p>0.74</text:p>
          </table:table-cell>
        </table:table-row>
        <table:table-row table:style-name="ro1">
          <table:table-cell table:style-name="ce1" office:value-type="float" office:value="0.375" calcext:value-type="float">
            <text:p>0.375</text:p>
          </table:table-cell>
          <table:table-cell/>
          <table:table-cell table:formula="of:=[.$B$2]*[.$B$9]/[.A4]" office:value-type="float" office:value="1.53588974175501" calcext:value-type="float">
            <text:p>1.53588974175501</text:p>
          </table:table-cell>
          <table:table-cell table:formula="of:=[.$D$6]/[.$C$6]*[.C4]" office:value-type="float" office:value="46.6666666666667" calcext:value-type="float">
            <text:p>46.6666666666667</text:p>
          </table:table-cell>
          <table:table-cell table:formula="of:=[.C4]^3/2*[.$B$18]*[.$B$17]" office:value-type="float" office:value="71.7373466668673" calcext:value-type="float">
            <text:p>71.7373466668673</text:p>
          </table:table-cell>
          <table:table-cell table:style-name="ce1" office:value-type="float" office:value="16.7771858587" calcext:value-type="float">
            <text:p>16.7771858587</text:p>
          </table:table-cell>
          <table:table-cell table:formula="of:=[.F4]/[.E4]" office:value-type="float" office:value="0.233869617963564" calcext:value-type="float">
            <text:p>0.233869617963564</text:p>
          </table:table-cell>
          <table:table-cell table:style-name="ce1"/>
          <table:table-cell table:number-columns-repeated="2"/>
          <table:table-cell table:formula="of:=[.G4]/[.$G$6]" office:value-type="float" office:value="0.892500285758803" calcext:value-type="float">
            <text:p>0.89250028575880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formula="of:=[.Q4]/[.$Q$5]" office:value-type="float" office:value="0.92" calcext:value-type="float">
            <text:p>0.92</text:p>
          </table:table-cell>
        </table:table-row>
        <table:table-row table:style-name="ro1">
          <table:table-cell table:style-name="ce1" office:value-type="float" office:value="0.425" calcext:value-type="float">
            <text:p>0.425</text:p>
          </table:table-cell>
          <table:table-cell/>
          <table:table-cell table:formula="of:=[.$B$2]*[.$B$9]/[.A5]" office:value-type="float" office:value="1.3551968309603" calcext:value-type="float">
            <text:p>1.3551968309603</text:p>
          </table:table-cell>
          <table:table-cell table:formula="of:=[.$D$6]/[.$C$6]*[.C5]" office:value-type="float" office:value="41.1764705882353" calcext:value-type="float">
            <text:p>41.1764705882353</text:p>
          </table:table-cell>
          <table:table-cell table:formula="of:=[.C5]^3/2*[.$B$18]*[.$B$17]" office:value-type="float" office:value="49.2801842053078" calcext:value-type="float">
            <text:p>49.2801842053078</text:p>
          </table:table-cell>
          <table:table-cell table:style-name="ce1" office:value-type="float" office:value="12.3603554173" calcext:value-type="float">
            <text:p>12.3603554173</text:p>
          </table:table-cell>
          <table:table-cell table:formula="of:=[.F5]/[.E5]" office:value-type="float" office:value="0.250817962972807" calcext:value-type="float">
            <text:p>0.250817962972807</text:p>
          </table:table-cell>
          <table:table-cell table:style-name="ce1"/>
          <table:table-cell table:number-columns-repeated="2"/>
          <table:table-cell table:formula="of:=[.G5]/[.$G$6]" office:value-type="float" office:value="0.957179070868226" calcext:value-type="float">
            <text:p>0.957179070868226</text:p>
          </table:table-cell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table:formula="of:=[.Q5]/[.$Q$5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r</text:p>
          </table:table-cell>
          <table:table-cell table:formula="of:=[.$B$2]*[.$B$9]/[.A6]" office:value-type="float" office:value="1.15191730631626" calcext:value-type="float">
            <text:p>1.15191730631626</text:p>
          </table:table-cell>
          <table:table-cell office:value-type="float" office:value="35" calcext:value-type="float">
            <text:p>35</text:p>
          </table:table-cell>
          <table:table-cell table:formula="of:=[.C6]^3/2*[.$B$18]*[.$B$17]" office:value-type="float" office:value="30.2641931250846" calcext:value-type="float">
            <text:p>30.2641931250846</text:p>
          </table:table-cell>
          <table:table-cell table:style-name="ce1" office:value-type="float" office:value="7.93038993609" calcext:value-type="float">
            <text:p>7.93038993609</text:p>
          </table:table-cell>
          <table:table-cell table:formula="of:=[.F6]/[.E6]" office:value-type="float" office:value="0.262038703735235" calcext:value-type="float">
            <text:p>0.262038703735235</text:p>
          </table:table-cell>
          <table:table-cell table:style-name="ce1" office:value-type="float" office:value="7.95480125861" calcext:value-type="float">
            <text:p>7.95480125861</text:p>
          </table:table-cell>
          <table:table-cell table:formula="of:=[.H6]/[.E6]" office:value-type="float" office:value="0.262845311148131" calcext:value-type="float">
            <text:p>0.262845311148131</text:p>
          </table:table-cell>
          <table:table-cell table:formula="of:=([.I6]-[.G6])" office:value-type="float" office:value="0.000806607412895677" calcext:value-type="float">
            <text:p>0.000806607412896</text:p>
          </table:table-cell>
          <table:table-cell table:formula="of:=[.G6]/[.$G$6]" office:value-type="float" office:value="1" calcext:value-type="float">
            <text:p>1</text:p>
          </table:table-cell>
          <table:table-cell table:formula="of:=[.I6]/[.$I$6]" office:value-type="float" office:value="1" calcext:value-type="float">
            <text:p>1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 table:formula="of:=[.Q6]/[.$Q$5]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float" office:value="0.575" calcext:value-type="float">
            <text:p>0.575</text:p>
          </table:table-cell>
          <table:table-cell/>
          <table:table-cell table:formula="of:=[.$B$2]*[.$B$9]/[.A7]" office:value-type="float" office:value="1.0016672228837" calcext:value-type="float">
            <text:p>1.0016672228837</text:p>
          </table:table-cell>
          <table:table-cell table:formula="of:=[.$D$6]/[.$C$6]*[.C7]" office:value-type="float" office:value="30.4347826086956" calcext:value-type="float">
            <text:p>30.4347826086956</text:p>
          </table:table-cell>
          <table:table-cell table:formula="of:=[.C7]^3/2*[.$B$18]*[.$B$17]" office:value-type="float" office:value="19.8991982411997" calcext:value-type="float">
            <text:p>19.8991982411997</text:p>
          </table:table-cell>
          <table:table-cell table:style-name="ce1" office:value-type="float" office:value="4.93294852137" calcext:value-type="float">
            <text:p>4.93294852137</text:p>
          </table:table-cell>
          <table:table-cell table:formula="of:=[.F7]/[.E7]" office:value-type="float" office:value="0.247896847982384" calcext:value-type="float">
            <text:p>0.247896847982384</text:p>
          </table:table-cell>
          <table:table-cell table:style-name="ce1"/>
          <table:table-cell table:number-columns-repeated="2"/>
          <table:table-cell table:formula="of:=[.G7]/[.$G$6]" office:value-type="float" office:value="0.946031423788675" calcext:value-type="float">
            <text:p>0.946031423788675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table:formula="of:=[.Q7]/[.$Q$5]" office:value-type="float" office:value="0.72" calcext:value-type="float">
            <text:p>0.72</text:p>
          </table:table-cell>
        </table:table-row>
        <table:table-row table:style-name="ro1">
          <table:table-cell table:style-name="ce1" office:value-type="float" office:value="0.625" calcext:value-type="float">
            <text:p>0.625</text:p>
          </table:table-cell>
          <table:table-cell/>
          <table:table-cell table:formula="of:=[.$B$2]*[.$B$9]/[.A8]" office:value-type="float" office:value="0.921533845053006" calcext:value-type="float">
            <text:p>0.921533845053006</text:p>
          </table:table-cell>
          <table:table-cell table:formula="of:=[.$D$6]/[.$C$6]*[.C8]" office:value-type="float" office:value="28" calcext:value-type="float">
            <text:p>28</text:p>
          </table:table-cell>
          <table:table-cell table:formula="of:=[.C8]^3/2*[.$B$18]*[.$B$17]" office:value-type="float" office:value="15.4952668800433" calcext:value-type="float">
            <text:p>15.4952668800433</text:p>
          </table:table-cell>
          <table:table-cell table:style-name="ce1" office:value-type="float" office:value="3.58593868415" calcext:value-type="float">
            <text:p>3.58593868415</text:p>
          </table:table-cell>
          <table:table-cell table:formula="of:=[.F8]/[.E8]" office:value-type="float" office:value="0.231421550329566" calcext:value-type="float">
            <text:p>0.231421550329566</text:p>
          </table:table-cell>
          <table:table-cell table:style-name="ce1"/>
          <table:table-cell table:number-columns-repeated="2"/>
          <table:table-cell table:formula="of:=[.G8]/[.$G$6]" office:value-type="float" office:value="0.88315789626022" calcext:value-type="float">
            <text:p>0.8831578962602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24" calcext:value-type="float">
            <text:p>0.24</text:p>
          </table:table-cell>
          <table:table-cell table:formula="of:=[.Q8]/[.$Q$5]" office:value-type="float" office:value="0.48" calcext:value-type="float">
            <text:p>0.4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formula="of:=55/1000" office:value-type="float" office:value="0.055" calcext:value-type="float">
            <text:p>0.055</text:p>
          </table:table-cell>
          <table:table-cell table:formula="of:=[.$B$2]*[.$B$9]/[.A9]" office:value-type="float" office:value="0.767944870877505" calcext:value-type="float">
            <text:p>0.767944870877505</text:p>
          </table:table-cell>
          <table:table-cell table:formula="of:=[.$D$6]/[.$C$6]*[.C9]" office:value-type="float" office:value="23.3333333333333" calcext:value-type="float">
            <text:p>23.3333333333333</text:p>
          </table:table-cell>
          <table:table-cell table:formula="of:=[.C9]^3/2*[.$B$18]*[.$B$17]" office:value-type="float" office:value="8.96716833335841" calcext:value-type="float">
            <text:p>8.96716833335841</text:p>
          </table:table-cell>
          <table:table-cell table:style-name="ce1" office:value-type="float" office:value="1.50671756951" calcext:value-type="float">
            <text:p>1.50671756951</text:p>
          </table:table-cell>
          <table:table-cell table:formula="of:=[.F9]/[.E9]" office:value-type="float" office:value="0.168026015961462" calcext:value-type="float">
            <text:p>0.168026015961462</text:p>
          </table:table-cell>
          <table:table-cell table:style-name="ce1" office:value-type="float" office:value="1.49183528959" calcext:value-type="float">
            <text:p>1.49183528959</text:p>
          </table:table-cell>
          <table:table-cell table:formula="of:=[.H9]/[.E9]" office:value-type="float" office:value="0.166366374994911" calcext:value-type="float">
            <text:p>0.166366374994911</text:p>
          </table:table-cell>
          <table:table-cell table:formula="of:=([.I9]-[.G9])" office:value-type="float" office:value="-0.00165964096655097" calcext:value-type="float">
            <text:p>-0.001659640966551</text:p>
          </table:table-cell>
          <table:table-cell table:formula="of:=[.G9]/[.$G$6]" office:value-type="float" office:value="0.641225947031231" calcext:value-type="float">
            <text:p>0.641225947031231</text:p>
          </table:table-cell>
          <table:table-cell table:formula="of:=[.I9]/[.$I$6]" office:value-type="float" office:value="0.632944047083087" calcext:value-type="float">
            <text:p>0.632944047083087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table:formula="of:=[.Q9]/[.$Q$5]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/>
          <table:table-cell table:formula="of:=[.$B$2]*[.$B$9]/[.A10]" office:value-type="float" office:value="0.639954059064587" calcext:value-type="float">
            <text:p>0.639954059064587</text:p>
          </table:table-cell>
          <table:table-cell table:formula="of:=[.$D$6]/[.$C$6]*[.C10]" office:value-type="float" office:value="19.4444444444444" calcext:value-type="float">
            <text:p>19.4444444444444</text:p>
          </table:table-cell>
          <table:table-cell table:formula="of:=[.C10]^3/2*[.$B$18]*[.$B$17]" office:value-type="float" office:value="5.18933352624908" calcext:value-type="float">
            <text:p>5.18933352624908</text:p>
          </table:table-cell>
          <table:table-cell table:style-name="ce1" office:value-type="float" office:value="0.2842517898" calcext:value-type="float">
            <text:p>0.2842517898</text:p>
          </table:table-cell>
          <table:table-cell table:formula="of:=[.F10]/[.E10]" office:value-type="float" office:value="0.0547761650628498" calcext:value-type="float">
            <text:p>0.05477616506285</text:p>
          </table:table-cell>
          <table:table-cell table:style-name="ce1" office:value-type="float" office:value="0.278405690676" calcext:value-type="float">
            <text:p>0.278405690676</text:p>
          </table:table-cell>
          <table:table-cell table:formula="of:=[.H10]/[.E10]" office:value-type="float" office:value="0.0536496043793962" calcext:value-type="float">
            <text:p>0.053649604379396</text:p>
          </table:table-cell>
          <table:table-cell table:formula="of:=([.I10]-[.G10])" office:value-type="float" office:value="-0.00112656068345362" calcext:value-type="float">
            <text:p>-0.001126560683454</text:p>
          </table:table-cell>
          <table:table-cell table:formula="of:=[.G10]/[.$G$6]" office:value-type="float" office:value="0.209038452266944" calcext:value-type="float">
            <text:p>0.209038452266944</text:p>
          </table:table-cell>
          <table:table-cell table:formula="of:=[.I10]/[.$I$6]" office:value-type="float" office:value="0.204110943219988" calcext:value-type="float">
            <text:p>0.204110943219988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formula="of:=[.$B$2]*[.$B$9]/[.A11]" office:value-type="float" office:value="0.575958653158129" calcext:value-type="float">
            <text:p>0.575958653158129</text:p>
          </table:table-cell>
          <table:table-cell table:formula="of:=[.$D$6]/[.$C$6]*[.C11]" office:value-type="float" office:value="17.5" calcext:value-type="float">
            <text:p>17.5</text:p>
          </table:table-cell>
          <table:table-cell table:formula="of:=[.C11]^3/2*[.$B$18]*[.$B$17]" office:value-type="float" office:value="3.78302414063558" calcext:value-type="float">
            <text:p>3.78302414063558</text:p>
          </table:table-cell>
          <table:table-cell table:style-name="ce1" office:value-type="float" office:value="-0.16891080726" calcext:value-type="float">
            <text:p>-0.16891080726</text:p>
          </table:table-cell>
          <table:table-cell table:formula="of:=[.F11]/[.E11]" office:value-type="float" office:value="-0.0446496773429581" calcext:value-type="float">
            <text:p>-0.044649677342958</text:p>
          </table:table-cell>
          <table:table-cell table:style-name="ce1"/>
          <table:table-cell table:number-columns-repeated="2"/>
          <table:table-cell table:formula="of:=[.G11]/[.$G$6]" office:value-type="float" office:value="-0.17039344458089" calcext:value-type="float">
            <text:p>-0.17039344458089</text:p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formula="of:=[.B20]*2*[.B19]" office:value-type="float" office:value="0.0396" calcext:value-type="float">
            <text:p>0.03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table:formula="of:=[.B9]+[.B21]/2" office:value-type="float" office:value="0.09" calcext:value-type="float">
            <text:p>0.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22" calcext:value-type="float">
            <text:p>0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lade H</text:p>
          </table:table-cell>
          <table:table-cell office:value-type="float" office:value="0.07" calcext:value-type="float">
            <text:p>0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 2<text:span text:style-name="T1">nd</text:span></text:p>
          </table:table-cell>
          <table:table-cell table:formula="of:=[.B19]^2*PI()" office:value-type="float" office:value="0.0254469004940773" calcext:value-type="float">
            <text:p>0.025446900494077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inlet p tot</text:p>
          </table:table-cell>
          <table:table-cell office:value-type="string" calcext:value-type="string">
            <text:p>outlet p tot</text:p>
          </table:table-cell>
          <table:table-cell office:value-type="string" calcext:value-type="string">
            <text:p>perc p drop</text:p>
          </table:table-cell>
          <table:table-cell table:number-columns-repeated="15"/>
        </table:table-row>
        <table:table-row table:style-name="ro1">
          <table:table-cell table:style-name="ce3" office:value-type="float" office:value="19.9037" calcext:value-type="float">
            <text:p>1.99E+01</text:p>
          </table:table-cell>
          <table:table-cell table:style-name="ce3" office:value-type="float" office:value="14.11677" calcext:value-type="float">
            <text:p>1.41E+01</text:p>
          </table:table-cell>
          <table:table-cell table:formula="of:=([.A27]-[.B27])/[.A27]*100" office:value-type="float" office:value="29.0746444128479" calcext:value-type="float">
            <text:p>29.0746444128479</text:p>
          </table:table-cell>
          <table:table-cell table:number-columns-repeated="15"/>
        </table:table-row>
        <table:table-row table:style-name="ro1">
          <table:table-cell table:style-name="ce3" office:value-type="float" office:value="3.18459" calcext:value-type="float">
            <text:p>3.18E+00</text:p>
          </table:table-cell>
          <table:table-cell table:style-name="ce3" office:value-type="float" office:value="2.163611" calcext:value-type="float">
            <text:p>2.16E+00</text:p>
          </table:table-cell>
          <table:table-cell table:formula="of:=([.A28]-[.B28])/[.A28]*100" office:value-type="float" office:value="32.0599826037261" calcext:value-type="float">
            <text:p>32.0599826037261</text:p>
          </table:table-cell>
          <table:table-cell table:number-columns-repeated="15"/>
        </table:table-row>
        <table:table-row table:style-name="ro1">
          <table:table-cell table:style-name="ce3" office:value-type="float" office:value="1.41537" calcext:value-type="float">
            <text:p>1.42E+00</text:p>
          </table:table-cell>
          <table:table-cell table:style-name="ce3" office:value-type="float" office:value="1.005286" calcext:value-type="float">
            <text:p>1.01E+00</text:p>
          </table:table-cell>
          <table:table-cell table:formula="of:=([.A29]-[.B29])/[.A29]*100" office:value-type="float" office:value="28.9736252711305" calcext:value-type="float">
            <text:p>28.9736252711305</text:p>
          </table:table-cell>
          <table:table-cell table:number-columns-repeated="15"/>
        </table:table-row>
        <table:table-row table:style-name="ro1">
          <table:table-cell table:style-name="ce3" office:value-type="float" office:value="1.10194" calcext:value-type="float">
            <text:p>1.10E+00</text:p>
          </table:table-cell>
          <table:table-cell table:style-name="ce3" office:value-type="float" office:value="0.8072804" calcext:value-type="float">
            <text:p>8.07E-01</text:p>
          </table:table-cell>
          <table:table-cell table:formula="of:=([.A30]-[.B30])/[.A30]*100" office:value-type="float" office:value="26.7400765921919" calcext:value-type="float">
            <text:p>26.7400765921919</text:p>
          </table:table-cell>
          <table:table-cell table:number-columns-repeated="15"/>
        </table:table-row>
        <table:table-row table:style-name="ro1">
          <table:table-cell table:style-name="ce3" office:value-type="float" office:value="0.796148" calcext:value-type="float">
            <text:p>7.96E-01</text:p>
          </table:table-cell>
          <table:table-cell table:style-name="ce3" office:value-type="float" office:value="0.6080367" calcext:value-type="float">
            <text:p>6.08E-01</text:p>
          </table:table-cell>
          <table:table-cell table:formula="of:=([.A31]-[.B31])/[.A31]*100" office:value-type="float" office:value="23.6276797781317" calcext:value-type="float">
            <text:p>23.6276797781317</text:p>
          </table:table-cell>
          <table:table-cell table:number-columns-repeated="15"/>
        </table:table-row>
        <table:table-row table:style-name="ro1">
          <table:table-cell table:style-name="ce3" office:value-type="float" office:value="0.602002" calcext:value-type="float">
            <text:p>6.02E-01</text:p>
          </table:table-cell>
          <table:table-cell table:style-name="ce3" office:value-type="float" office:value="0.4799196" calcext:value-type="float">
            <text:p>4.80E-01</text:p>
          </table:table-cell>
          <table:table-cell table:formula="of:=([.A32]-[.B32])/[.A32]*100" office:value-type="float" office:value="20.2794010651127" calcext:value-type="float">
            <text:p>20.2794010651127</text:p>
          </table:table-cell>
          <table:table-cell table:number-columns-repeated="15"/>
        </table:table-row>
        <table:table-row table:style-name="ro1">
          <table:table-cell table:style-name="ce3" office:value-type="float" office:value="0.509535" calcext:value-type="float">
            <text:p>5.10E-01</text:p>
          </table:table-cell>
          <table:table-cell table:style-name="ce3" office:value-type="float" office:value="0.418555" calcext:value-type="float">
            <text:p>4.19E-01</text:p>
          </table:table-cell>
          <table:table-cell table:formula="of:=([.A33]-[.B33])/[.A33]*100" office:value-type="float" office:value="17.8554956970571" calcext:value-type="float">
            <text:p>17.8554956970571</text:p>
          </table:table-cell>
          <table:table-cell table:number-columns-repeated="15"/>
        </table:table-row>
        <table:table-row table:style-name="ro1">
          <table:table-cell table:style-name="ce3" office:value-type="float" office:value="0.353844" calcext:value-type="float">
            <text:p>3.54E-01</text:p>
          </table:table-cell>
          <table:table-cell table:style-name="ce3" office:value-type="float" office:value="0.3104535" calcext:value-type="float">
            <text:p>3.10E-01</text:p>
          </table:table-cell>
          <table:table-cell table:formula="of:=([.A34]-[.B34])/[.A34]*100" office:value-type="float" office:value="12.2626072506528" calcext:value-type="float">
            <text:p>12.2626072506528</text:p>
          </table:table-cell>
          <table:table-cell table:number-columns-repeated="15"/>
        </table:table-row>
        <table:table-row table:style-name="ro1">
          <table:table-cell table:style-name="ce3" office:value-type="float" office:value="0.245725" calcext:value-type="float">
            <text:p>2.46E-01</text:p>
          </table:table-cell>
          <table:table-cell table:style-name="ce3" office:value-type="float" office:value="0.2314712" calcext:value-type="float">
            <text:p>2.31E-01</text:p>
          </table:table-cell>
          <table:table-cell table:formula="of:=([.A35]-[.B35])/[.A35]*100" office:value-type="float" office:value="5.80071217824805" calcext:value-type="float">
            <text:p>5.80071217824805</text:p>
          </table:table-cell>
          <table:table-cell table:number-columns-repeated="15"/>
        </table:table-row>
        <table:table-row table:style-name="ro1">
          <table:table-cell table:style-name="ce3" office:value-type="float" office:value="0.199037" calcext:value-type="float">
            <text:p>1.99E-01</text:p>
          </table:table-cell>
          <table:table-cell table:style-name="ce3" office:value-type="float" office:value="0.1957784" calcext:value-type="float">
            <text:p>1.96E-01</text:p>
          </table:table-cell>
          <table:table-cell table:formula="of:=([.A36]-[.B36])/[.A36]*100" office:value-type="float" office:value="1.63718303631988" calcext:value-type="float">
            <text:p>1.6371830363198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20:26.28776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53:56.749031373</meta:creation-date>
    <dc:date>2018-06-27T15:38:12.933342487</dc:date>
    <meta:editing-duration>PT8H39M5S</meta:editing-duration>
    <meta:editing-cycles>27</meta:editing-cycles>
    <meta:generator>LibreOffice/6.0.5.2$Linux_X86_64 LibreOffice_project/00m0$Build-2</meta:generator>
    <meta:document-statistic meta:table-count="1" meta:cell-count="1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column-mapping="0 1 2" chart:style-name="ch1">
        <chart:title svg:x="5.342cm" svg:y="0.158cm" chart:style-name="ch2">
          <text:p>Comparison between meshes</text:p>
        </chart:title>
        <chart:legend svg:x="10.457cm" svg:y="1.983cm" style:legend-expansion="custom" chartooo:width="4.22cm" chartooo:height="1.536cm" style:legend-expansion-aspect-ratio="2.74739583333333" chart:style-name="ch3"/>
        <chart:plot-area chart:style-name="ch4" table:cell-range-address="Sheet1.A1:Sheet1.A11 Sheet1.G1:Sheet1.G11 Sheet1.I1:Sheet1.J11" chart:data-source-has-labels="both" svg:x="1.347cm" svg:y="0.694cm" svg:width="13.097cm" svg:height="8.645cm">
          <chartooo:coordinate-region svg:x="2.365cm" svg:y="0.854cm" svg:width="11.839cm" svg:height="8.326cm"/>
          <chart:axis chart:dimension="x" chart:name="primary-x" chart:style-name="ch5" chartooo:axis-type="auto">
            <chart:title svg:x="6.568cm" svg:y="9.542cm" chart:style-name="ch6">
              <text:p>Blade speed ratio</text:p>
            </chart:title>
            <chart:categories table:cell-range-address="Sheet1.A1:Sheet1.A1"/>
          </chart:axis>
          <chart:axis chart:dimension="y" chart:name="primary-y" chart:style-name="ch7">
            <chart:title svg:x="0.535cm" svg:y="6.304cm" chart:style-name="ch8">
              <text:p>Power coefficient</text:p>
            </chart:title>
            <chart:grid chart:style-name="ch9" chart:class="major"/>
          </chart:axis>
          <chart:series chart:style-name="ch10" chart:values-cell-range-address="Sheet1.G2:Sheet1.G11" chart:label-cell-address="Sheet1.G1:Sheet1.G1" chart:class="chart:scatter">
            <chart:domain table:cell-range-address="Sheet1.A2:Sheet1.A11"/>
            <chart:data-point/>
            <chart:data-point chart:style-name="ch11"/>
            <chart:data-point chart:repeated="5"/>
            <chart:data-point chart:style-name="ch11"/>
            <chart:data-point chart:repeated="2"/>
          </chart:series>
          <chart:series chart:style-name="ch12" chart:values-cell-range-address="Sheet1.I2:Sheet1.I11" chart:label-cell-address="Sheet1.I1:Sheet1.I1" chart:class="chart:scatter">
            <chart:data-point chart:repeated="10"/>
          </chart:series>
          <chart:series chart:style-name="ch13" chart:values-cell-range-address="Sheet1.J2:Sheet1.J11" chart:label-cell-address="Sheet1.J1:Sheet1.J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80</text:p>
                <draw:g>
                  <svg:desc>Sheet1.G1:Sheet1.G1</svg:desc>
                </draw:g>
              </table:table-cell>
              <table:table-cell office:value-type="string">
                <text:p>Mesh 120</text:p>
                <draw:g>
                  <svg:desc>Sheet1.I1:Sheet1.I1</svg:desc>
                </draw:g>
              </table:table-cell>
              <table:table-cell office:value-type="string">
                <text:p>Differenc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R</text:p>
                <draw:g>
                  <svg:desc>Sheet1.A1:Sheet1.A1</svg:desc>
                </draw:g>
              </table:table-cell>
              <table:table-cell office:value-type="float" office:value="0.1">
                <text:p>0.1</text:p>
                <draw:g>
                  <svg:desc>Sheet1.A2:Sheet1.A11</svg:desc>
                </draw:g>
              </table:table-cell>
              <table:table-cell office:value-type="float" office:value="0.0611441240856417">
                <text:p>0.0611441240856417</text:p>
                <draw:g>
                  <svg:desc>Sheet1.G2:Sheet1.G11</svg:desc>
                </draw:g>
              </table:table-cell>
              <table:table-cell office:value-type="float" office:value="0.062335546335261">
                <text:p>0.062335546335261</text:p>
                <draw:g>
                  <svg:desc>Sheet1.I2:Sheet1.I11</svg:desc>
                </draw:g>
              </table:table-cell>
              <table:table-cell office:value-type="float" office:value="0.00119142224961926">
                <text:p>0.00119142224961926</text:p>
                <draw:g>
                  <svg:desc>Sheet1.J2:Sheet1.J11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84967971904153">
                <text:p>0.184967971904153</text:p>
              </table:table-cell>
              <table:table-cell office:value-type="float" office:value="0.189605839348937">
                <text:p>0.189605839348937</text:p>
              </table:table-cell>
              <table:table-cell office:value-type="float" office:value="0.00463786744478448">
                <text:p>0.00463786744478448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33869617963564">
                <text:p>0.23386961796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250817962972807">
                <text:p>0.25081796297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262038703735235">
                <text:p>0.262038703735235</text:p>
              </table:table-cell>
              <table:table-cell office:value-type="float" office:value="0.262845311148131">
                <text:p>0.262845311148131</text:p>
              </table:table-cell>
              <table:table-cell office:value-type="float" office:value="0.000806607412895677">
                <text:p>0.000806607412895677</text:p>
              </table:table-cell>
            </table:table-row>
            <table:table-row>
              <table:table-cell office:value-type="string"/>
              <table:table-cell office:value-type="float" office:value="0.575">
                <text:p>0.575</text:p>
              </table:table-cell>
              <table:table-cell office:value-type="float" office:value="0.247896847982384">
                <text:p>0.24789684798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0.231421550329566">
                <text:p>0.23142155032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168026015961462">
                <text:p>0.168026015961462</text:p>
              </table:table-cell>
              <table:table-cell office:value-type="float" office:value="0.166366374994911">
                <text:p>0.166366374994911</text:p>
              </table:table-cell>
              <table:table-cell office:value-type="float" office:value="-0.00165964096655097">
                <text:p>-0.00165964096655097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0547761650628498">
                <text:p>0.0547761650628498</text:p>
              </table:table-cell>
              <table:table-cell office:value-type="float" office:value="0.0536496043793962">
                <text:p>0.0536496043793962</text:p>
              </table:table-cell>
              <table:table-cell office:value-type="float" office:value="-0.00112656068345362">
                <text:p>-0.0011265606834536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446496773429581">
                <text:p>-0.044649677342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legend chart:legend-position="end" svg:x="13.946cm" svg:y="4.245cm" style:legend-expansion="high" chart:style-name="ch2"/>
        <chart:plot-area chart:style-name="ch3" table:cell-range-address="Sheet1.A1:Sheet1.A11 Sheet1.C27:Sheet1.C36" chart:data-source-has-labels="row" svg:x="0.743cm" svg:y="0.41cm" svg:width="13.102cm" svg:height="8.645cm">
          <chartooo:coordinate-region svg:x="1.364cm" svg:y="0.57cm" svg:width="12.388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7:Sheet1.C36" chart:label-cell-address="Sheet1.A1:Sheet1.A1" chart:class="chart:scatter">
            <chart:domain table:cell-range-address="Sheet1.A1:Sheet1.A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SR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29.0746444128479">
                <text:p>29.0746444128479</text:p>
                <draw:g>
                  <svg:desc>Sheet1.C27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2.0599826037261">
                <text:p>32.0599826037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28.9736252711305">
                <text:p>28.973625271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26.7400765921919">
                <text:p>26.7400765921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5">
                <text:p>0.425</text:p>
              </table:table-cell>
              <table:table-cell office:value-type="float" office:value="23.6276797781317">
                <text:p>23.6276797781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0.2794010651127">
                <text:p>20.2794010651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5">
                <text:p>0.575</text:p>
              </table:table-cell>
              <table:table-cell office:value-type="float" office:value="17.8554956970571">
                <text:p>17.855495697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5">
                <text:p>0.625</text:p>
              </table:table-cell>
              <table:table-cell office:value-type="float" office:value="12.2626072506528">
                <text:p>12.2626072506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5.80071217824805">
                <text:p>5.8007121782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63718303631988">
                <text:p>1.6371830363198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344cm" svg:y="0.158cm" chart:style-name="ch2">
          <text:p>Comparison with experiments</text:p>
        </chart:title>
        <chart:legend svg:x="10.457cm" svg:y="1.983cm" style:legend-expansion="custom" chartooo:width="4.22cm" chartooo:height="1.536cm" style:legend-expansion-aspect-ratio="2.74739583333333" chart:style-name="ch3"/>
        <chart:plot-area chart:style-name="ch4" table:cell-range-address="Sheet1.A1:Sheet1.A11 Sheet1.G1:Sheet1.G11 Sheet1.I1:Sheet1.I11 Sheet1.Q1:Sheet1.Q9" chart:data-source-has-labels="both" svg:x="1.347cm" svg:y="0.694cm" svg:width="13.097cm" svg:height="8.645cm">
          <chartooo:coordinate-region svg:x="2.365cm" svg:y="0.854cm" svg:width="11.839cm" svg:height="8.326cm"/>
          <chart:axis chart:dimension="x" chart:name="primary-x" chart:style-name="ch5" chartooo:axis-type="auto">
            <chart:title svg:x="6.568cm" svg:y="9.542cm" chart:style-name="ch6">
              <text:p>Blade speed ratio</text:p>
            </chart:title>
            <chart:categories table:cell-range-address="Sheet1.A1:Sheet1.A1"/>
          </chart:axis>
          <chart:axis chart:dimension="y" chart:name="primary-y" chart:style-name="ch7">
            <chart:title svg:x="0.535cm" svg:y="6.304cm" chart:style-name="ch8">
              <text:p>Power coefficient</text:p>
            </chart:title>
            <chart:grid chart:style-name="ch9" chart:class="major"/>
          </chart:axis>
          <chart:series chart:style-name="ch10" chart:values-cell-range-address="Sheet1.G2:Sheet1.G11" chart:label-cell-address="Sheet1.G1:Sheet1.G1" chart:class="chart:scatter">
            <chart:domain table:cell-range-address="Sheet1.A2:Sheet1.A11"/>
            <chart:data-point chart:repeated="10"/>
          </chart:series>
          <chart:series chart:style-name="ch11" chart:values-cell-range-address="Sheet1.I2:Sheet1.I11" chart:label-cell-address="Sheet1.I1:Sheet1.I1" chart:class="chart:scatter">
            <chart:data-point chart:repeated="10"/>
          </chart:series>
          <chart:series chart:style-name="ch12" chart:values-cell-range-address="Sheet1.Q1:Sheet1.Q9" chart:label-cell-address="Sheet1.Q1:Sheet1.Q1" chart:class="chart:scatter">
            <chart:domain table:cell-range-address="Sheet1.P1:Sheet1.P9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80</text:p>
                <draw:g>
                  <svg:desc>Sheet1.G1:Sheet1.G1</svg:desc>
                </draw:g>
              </table:table-cell>
              <table:table-cell office:value-type="string">
                <text:p>Mesh 120</text:p>
                <draw:g>
                  <svg:desc>Sheet1.I1:Sheet1.I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xperiment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R</text:p>
                <draw:g>
                  <svg:desc>Sheet1.A1:Sheet1.A1</svg:desc>
                </draw:g>
              </table:table-cell>
              <table:table-cell office:value-type="float" office:value="0.1">
                <text:p>0.1</text:p>
                <draw:g>
                  <svg:desc>Sheet1.A2:Sheet1.A11</svg:desc>
                </draw:g>
              </table:table-cell>
              <table:table-cell office:value-type="float" office:value="0.0611441240856417">
                <text:p>0.0611441240856417</text:p>
                <draw:g>
                  <svg:desc>Sheet1.G2:Sheet1.G11</svg:desc>
                </draw:g>
              </table:table-cell>
              <table:table-cell office:value-type="float" office:value="0.062335546335261">
                <text:p>0.062335546335261</text:p>
                <draw:g>
                  <svg:desc>Sheet1.I2:Sheet1.I11</svg:desc>
                </draw:g>
              </table:table-cell>
              <table:table-cell office:value-type="float" office:value="NaN">
                <text:p>NaN</text:p>
                <draw:g>
                  <svg:desc>Sheet1.P1:Sheet1.P9</svg:desc>
                </draw:g>
              </table:table-cell>
              <table:table-cell office:value-type="float" office:value="NaN">
                <text:p>NaN</text:p>
                <draw:g>
                  <svg:desc>Sheet1.Q1:Sheet1.Q9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84967971904153">
                <text:p>0.184967971904153</text:p>
              </table:table-cell>
              <table:table-cell office:value-type="float" office:value="0.189605839348937">
                <text:p>0.189605839348937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33869617963564">
                <text:p>0.23386961796356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250817962972807">
                <text:p>0.25081796297280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262038703735235">
                <text:p>0.262038703735235</text:p>
              </table:table-cell>
              <table:table-cell office:value-type="float" office:value="0.262845311148131">
                <text:p>0.26284531114813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575">
                <text:p>0.575</text:p>
              </table:table-cell>
              <table:table-cell office:value-type="float" office:value="0.247896847982384">
                <text:p>0.24789684798238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0.231421550329566">
                <text:p>0.23142155032956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168026015961462">
                <text:p>0.168026015961462</text:p>
              </table:table-cell>
              <table:table-cell office:value-type="float" office:value="0.166366374994911">
                <text:p>0.166366374994911</text:p>
              </table:table-cell>
              <table:table-cell office:value-type="float" office:value="0.8">
                <text:p>0.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0547761650628498">
                <text:p>0.0547761650628498</text:p>
              </table:table-cell>
              <table:table-cell office:value-type="float" office:value="0.0536496043793962">
                <text:p>0.0536496043793962</text:p>
              </table:table-cell>
              <table:table-cell office:value-type="float" office:value="0.9">
                <text:p>0.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446496773429581">
                <text:p>-0.044649677342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251cm" svg:y="0.158cm" chart:style-name="ch2">
          <text:p>Comparison with experiments (relative)</text:p>
        </chart:title>
        <chart:legend svg:x="9.819cm" svg:y="1.803cm" style:legend-expansion="custom" chartooo:width="4.852cm" chartooo:height="1.531cm" style:legend-expansion-aspect-ratio="3.16917047681254" chart:style-name="ch3"/>
        <chart:plot-area chart:style-name="ch4" table:cell-range-address="Sheet1.A1:Sheet1.A11 Sheet1.K1:Sheet1.K11 Sheet1.R1:Sheet1.R9" chart:data-source-has-labels="both" svg:x="1.347cm" svg:y="0.693cm" svg:width="13.097cm" svg:height="8.708cm">
          <chartooo:coordinate-region svg:x="2.365cm" svg:y="0.854cm" svg:width="11.839cm" svg:height="8.326cm"/>
          <chart:axis chart:dimension="x" chart:name="primary-x" chart:style-name="ch5" chartooo:axis-type="auto">
            <chart:title svg:x="6.568cm" svg:y="9.604cm" chart:style-name="ch6">
              <text:p>Blade speed ratio</text:p>
            </chart:title>
            <chart:categories table:cell-range-address="Sheet1.A1:Sheet1.A1"/>
          </chart:axis>
          <chart:axis chart:dimension="y" chart:name="primary-y" chart:style-name="ch7">
            <chart:title svg:x="0.535cm" svg:y="6.335cm" chart:style-name="ch8">
              <text:p>Power coefficient</text:p>
            </chart:title>
            <chart:grid chart:style-name="ch9" chart:class="major"/>
          </chart:axis>
          <chart:series chart:style-name="ch10" chart:values-cell-range-address="Sheet1.K1:Sheet1.K11" chart:label-cell-address="Sheet1.K1:Sheet1.K1" chart:class="chart:scatter">
            <chart:domain table:cell-range-address="Sheet1.A1:Sheet1.A11"/>
            <chart:data-point chart:repeated="11"/>
          </chart:series>
          <chart:series chart:style-name="ch11" chart:values-cell-range-address="Sheet1.R1:Sheet1.R9" chart:label-cell-address="Sheet1.R1:Sheet1.R1" chart:class="chart:scatter">
            <chart:domain table:cell-range-address="Sheet1.P1:Sheet1.P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80 relative</text:p>
                <draw:g>
                  <svg:desc>Sheet1.K1:Sheet1.K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xperimental relativ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R</text:p>
                <draw:g>
                  <svg:desc>Sheet1.A1:Sheet1.A1</svg:desc>
                </draw:g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.K1:Sheet1.K11</svg:desc>
                </draw:g>
              </table:table-cell>
              <table:table-cell office:value-type="float" office:value="NaN">
                <text:p>NaN</text:p>
                <draw:g>
                  <svg:desc>Sheet1.P1:Sheet1.P9</svg:desc>
                </draw:g>
              </table:table-cell>
              <table:table-cell office:value-type="float" office:value="NaN">
                <text:p>NaN</text:p>
                <draw:g>
                  <svg:desc>Sheet1.R1:Sheet1.R9</svg:desc>
                </draw:g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233340049443314">
                <text:p>0.233340049443314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705880349992285">
                <text:p>0.705880349992285</text:p>
              </table:table-cell>
              <table:table-cell office:value-type="float" office:value="0.3">
                <text:p>0.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892500285758803">
                <text:p>0.892500285758803</text:p>
              </table:table-cell>
              <table:table-cell office:value-type="float" office:value="0.4">
                <text:p>0.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957179070868226">
                <text:p>0.9571790708682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/>
              <table:table-cell office:value-type="float" office:value="0.575">
                <text:p>0.575</text:p>
              </table:table-cell>
              <table:table-cell office:value-type="float" office:value="0.946031423788675">
                <text:p>0.946031423788675</text:p>
              </table:table-cell>
              <table:table-cell office:value-type="float" office:value="0.7">
                <text:p>0.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0.88315789626022">
                <text:p>0.88315789626022</text:p>
              </table:table-cell>
              <table:table-cell office:value-type="float" office:value="0.8">
                <text:p>0.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641225947031231">
                <text:p>0.641225947031231</text:p>
              </table:table-cell>
              <table:table-cell office:value-type="float" office:value="0.9">
                <text:p>0.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209038452266944">
                <text:p>0.20903845226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17039344458089">
                <text:p>-0.1703934445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